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siteContentAspect.toSAX( RendererAspectContext context , Layout layout , PortalService service , ContentHandler handl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reparedConfiguration.takeValues( PreparedConfiguration fr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ositeContentAspect.processItem( RendererAspectContext context , Item item , ContentHandler handler , PortalService servic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ompositeContentAspect.prepareConfiguration( Parameters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